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110b1" officeooo:paragraph-rsid="000110b1"/>
    </style:style>
    <style:style style:name="P2" style:family="paragraph" style:parent-style-name="Standard">
      <style:text-properties fo:language="ru" fo:country="RU" officeooo:rsid="0001dad5" officeooo:paragraph-rsid="0002c0ac"/>
    </style:style>
    <style:style style:name="P3" style:family="paragraph" style:parent-style-name="Standard">
      <style:text-properties fo:language="ru" fo:country="RU" officeooo:rsid="0001dad5" officeooo:paragraph-rsid="000483c2"/>
    </style:style>
    <style:style style:name="P4" style:family="paragraph" style:parent-style-name="Standard">
      <style:text-properties officeooo:paragraph-rsid="000483c2"/>
    </style:style>
    <style:style style:name="P5" style:family="paragraph" style:parent-style-name="Standard" style:list-style-name="L4">
      <style:text-properties officeooo:paragraph-rsid="000483c2"/>
    </style:style>
    <style:style style:name="P6" style:family="paragraph" style:parent-style-name="Standard" style:list-style-name="L4">
      <style:text-properties officeooo:rsid="000483c2" officeooo:paragraph-rsid="000483c2"/>
    </style:style>
    <style:style style:name="P7" style:family="paragraph" style:parent-style-name="Standard" style:list-style-name="L6">
      <loext:graphic-properties draw:fill="none"/>
      <style:paragraph-properties fo:background-color="transparent"/>
      <style:text-properties fo:font-weight="normal" officeooo:rsid="0005abf2" officeooo:paragraph-rsid="0005abf2" style:font-weight-asian="normal" style:font-weight-complex="normal"/>
    </style:style>
    <style:style style:name="P8" style:family="paragraph" style:parent-style-name="Standard">
      <loext:graphic-properties draw:fill="none"/>
      <style:paragraph-properties fo:background-color="transparent">
        <style:tab-stops>
          <style:tab-stop style:position="0.847cm"/>
        </style:tab-stops>
      </style:paragraph-properties>
      <style:text-properties fo:font-weight="normal" officeooo:rsid="0005abf2" officeooo:paragraph-rsid="0005abf2" style:font-weight-asian="normal" style:font-weight-complex="normal"/>
    </style:style>
    <style:style style:name="P9" style:family="paragraph" style:parent-style-name="Standard">
      <loext:graphic-properties draw:fill="none"/>
      <style:paragraph-properties fo:background-color="transparent"/>
      <style:text-properties fo:font-weight="normal" officeooo:rsid="0005abf2" officeooo:paragraph-rsid="000608e4" style:font-weight-asian="normal" style:font-weight-complex="normal"/>
    </style:style>
    <style:style style:name="P10" style:family="paragraph" style:parent-style-name="Standard" style:list-style-name="L10">
      <loext:graphic-properties draw:fill="none"/>
      <style:paragraph-properties fo:background-color="transparent"/>
      <style:text-properties fo:font-weight="normal" officeooo:rsid="000670df" officeooo:paragraph-rsid="000670df" style:font-weight-asian="normal" style:font-weight-complex="normal"/>
    </style:style>
    <style:style style:name="P11" style:family="paragraph" style:parent-style-name="Standard">
      <loext:graphic-properties draw:fill="none"/>
      <style:paragraph-properties fo:background-color="transparent"/>
      <style:text-properties officeooo:paragraph-rsid="0005abf2"/>
    </style:style>
    <style:style style:name="P12" style:family="paragraph" style:parent-style-name="Standard" style:list-style-name="L7">
      <style:text-properties fo:font-weight="bold" officeooo:paragraph-rsid="0005abf2" style:font-weight-asian="bold" style:font-weight-complex="bold"/>
    </style:style>
    <style:style style:name="P13" style:family="paragraph" style:parent-style-name="Standard">
      <loext:graphic-properties draw:fill="none"/>
      <style:paragraph-properties fo:background-color="transparent"/>
      <style:text-properties fo:font-weight="bold" officeooo:rsid="0005abf2" officeooo:paragraph-rsid="0005abf2" style:font-weight-asian="bold" style:font-weight-complex="bold"/>
    </style:style>
    <style:style style:name="P14" style:family="paragraph" style:parent-style-name="Standard">
      <loext:graphic-properties draw:fill="none"/>
      <style:paragraph-properties fo:background-color="transparent"/>
      <style:text-properties fo:font-weight="bold" officeooo:rsid="0005abf2" officeooo:paragraph-rsid="000608e4" style:font-weight-asian="bold" style:font-weight-complex="bold"/>
    </style:style>
    <style:style style:name="P15" style:family="paragraph" style:parent-style-name="Standard" style:list-style-name="L8">
      <style:text-properties fo:font-weight="bold" officeooo:rsid="000608e4" officeooo:paragraph-rsid="000608e4" style:font-weight-asian="bold" style:font-weight-complex="bold"/>
    </style:style>
    <style:style style:name="P16" style:family="paragraph" style:parent-style-name="Standard" style:list-style-name="L7">
      <style:text-properties fo:font-weight="bold" officeooo:rsid="000608e4" officeooo:paragraph-rsid="000608e4" style:font-weight-asian="bold" style:font-weight-complex="bold"/>
    </style:style>
    <style:style style:name="P17" style:family="paragraph" style:parent-style-name="Standard" style:list-style-name="L6">
      <loext:graphic-properties draw:fill="none"/>
      <style:paragraph-properties fo:background-color="transparent"/>
      <style:text-properties officeooo:paragraph-rsid="0005abf2"/>
    </style:style>
    <style:style style:name="P18" style:family="paragraph" style:parent-style-name="Standard" style:list-style-name="L8">
      <style:text-properties officeooo:paragraph-rsid="000608e4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indent="0.7cm" style:auto-text-indent="false" style:page-number="auto" fo:background-color="transparent"/>
      <style:text-properties officeooo:rsid="000483c2" officeooo:paragraph-rsid="000483c2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indent="0.7cm" style:auto-text-indent="false" style:page-number="auto" fo:background-color="transparent"/>
      <style:text-properties officeooo:paragraph-rsid="0005abf2"/>
    </style:style>
    <style:style style:name="P21" style:family="paragraph" style:parent-style-name="Standard" style:list-style-name="L1">
      <loext:graphic-properties draw:fill="none"/>
      <style:paragraph-properties fo:margin-left="2cm" fo:margin-right="0cm" fo:text-indent="1.3cm" style:auto-text-indent="false" fo:background-color="transparent">
        <style:tab-stops>
          <style:tab-stop style:position="0.476cm"/>
          <style:tab-stop style:position="1.879cm"/>
          <style:tab-stop style:position="2.381cm"/>
        </style:tab-stops>
      </style:paragraph-properties>
      <style:text-properties officeooo:paragraph-rsid="0002c0ac"/>
    </style:style>
    <style:style style:name="P22" style:family="paragraph" style:parent-style-name="Standard" style:list-style-name="L1" style:master-page-name="">
      <loext:graphic-properties draw:fill="none"/>
      <style:paragraph-properties fo:margin-left="2cm" fo:margin-right="0cm" fo:text-indent="1.3cm" style:auto-text-indent="false" style:page-number="auto" fo:background-color="transparent">
        <style:tab-stops>
          <style:tab-stop style:position="0.476cm"/>
          <style:tab-stop style:position="1.879cm"/>
          <style:tab-stop style:position="2.381cm"/>
        </style:tab-stops>
      </style:paragraph-properties>
      <style:text-properties officeooo:paragraph-rsid="0002c0ac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296cm"/>
        </style:tab-stops>
      </style:paragraph-properties>
      <style:text-properties fo:font-weight="bold" officeooo:rsid="000483c2" officeooo:paragraph-rsid="000483c2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2c0ac"/>
    </style:style>
    <style:style style:name="T3" style:family="text">
      <style:text-properties fo:language="ru" fo:country="RU" officeooo:rsid="000483c2"/>
    </style:style>
    <style:style style:name="T4" style:family="text">
      <style:text-properties fo:language="ru" fo:country="RU" officeooo:rsid="0005abf2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ru" fo:country="RU" fo:font-weight="normal" officeooo:rsid="0005abf2" style:font-weight-asian="normal" style:font-weight-complex="normal"/>
    </style:style>
    <style:style style:name="T7" style:family="text">
      <style:text-properties fo:language="ru" fo:country="RU" fo:font-weight="normal" officeooo:rsid="000608e4" style:font-weight-asian="normal" style:font-weight-complex="normal"/>
    </style:style>
    <style:style style:name="T8" style:family="text">
      <style:text-properties fo:language="ru" fo:country="RU" fo:font-weight="normal" officeooo:rsid="000483c2" style:font-weight-asian="normal" style:font-weight-complex="normal"/>
    </style:style>
    <style:style style:name="T9" style:family="text">
      <style:text-properties officeooo:rsid="0001dad5"/>
    </style:style>
    <style:style style:name="T10" style:family="text">
      <style:text-properties officeooo:rsid="0002c0ac"/>
    </style:style>
    <style:style style:name="T11" style:family="text">
      <style:text-properties officeooo:rsid="000608e4"/>
    </style:style>
    <style:style style:name="T12" style:family="text">
      <style:text-properties fo:font-weight="normal" officeooo:rsid="0005abf2" style:font-weight-asian="normal" style:font-weight-complex="normal"/>
    </style:style>
    <style:style style:name="T13" style:family="text">
      <style:text-properties officeooo:rsid="000670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171cm" fo:text-indent="-0.635cm" fo:margin-left="12.1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2.806cm" fo:text-indent="-0.635cm" fo:margin-left="12.80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981cm" fo:text-indent="-0.635cm" fo:margin-left="3.9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616cm" fo:text-indent="-0.635cm" fo:margin-left="4.6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251cm" fo:text-indent="-0.635cm" fo:margin-left="5.2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886cm" fo:text-indent="-0.635cm" fo:margin-left="5.8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521cm" fo:text-indent="-0.635cm" fo:margin-left="6.5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156cm" fo:text-indent="-0.635cm" fo:margin-left="7.1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791cm" fo:text-indent="-0.635cm" fo:margin-left="7.7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426cm" fo:text-indent="-0.635cm" fo:margin-left="8.4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061cm" fo:text-indent="-0.635cm" fo:margin-left="9.0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696cm" fo:text-indent="-0.635cm" fo:margin-left="9.696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149cm" fo:text-indent="-0.635cm" fo:margin-left="8.1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784cm" fo:text-indent="-0.635cm" fo:margin-left="8.784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аименование проекта: <text:span text:style-name="T9">Приложение органайзер.</text:span></text:p>
      <text:p text:style-name="P1"/>
      <text:p text:style-name="P3">Описание приложения: <text:span text:style-name="T10">Приложение органайзер состоит из окон:</text:span></text:p>
      <text:list xml:id="list2912905946715653580" text:style-name="L7">
        <text:list-item>
          <text:p text:style-name="P12"><text:span text:style-name="T4">Окно авторизации</text:span></text:p>
        </text:list-item>
      </text:list>
      <text:list xml:id="list1710481953705805058" text:style-name="L8">
        <text:list-item>
          <text:list>
            <text:list-item>
              <text:p text:style-name="P15"><text:span text:style-name="T6">Р</text:span><text:span text:style-name="T5">егистрация</text:span><text:span text:style-name="T1"> </text:span><text:span text:style-name="T5">нового пользователя</text:span></text:p>
            </text:list-item>
            <text:list-item>
              <text:p text:style-name="P18"><text:span text:style-name="T7">Ввод логина и пароля.</text:span><text:span text:style-name="T4"><text:tab/><text:tab/></text:span></text:p>
            </text:list-item>
          </text:list>
        </text:list-item>
      </text:list>
      <text:list xml:id="list170801631048097" text:continue-list="list2912905946715653580" text:style-name="L7">
        <text:list-item>
          <text:p text:style-name="P16"><text:span text:style-name="T3">О</text:span><text:span text:style-name="T1">кно приветствия</text:span></text:p>
        </text:list-item>
        <text:list-item>
          <text:p text:style-name="P12"><text:span text:style-name="T3">Контакты. </text:span></text:p>
        </text:list-item>
      </text:list>
      <text:p text:style-name="P4"><text:span text:style-name="T3"><text:tab/><text:tab/>Окно состоит из двух областей: </text:span></text:p>
      <text:list xml:id="list6626433825142300576" text:style-name="L4">
        <text:list-item>
          <text:p text:style-name="P5"><text:span text:style-name="T3">Полный список контактов, в левой части окна</text:span></text:p>
        </text:list-item>
        <text:list-item>
          <text:p text:style-name="P6"><text:span text:style-name="T1">Детальная информация по выбранному контакту.</text:span></text:p>
          <text:list>
            <text:list-item>
              <text:p text:style-name="P6"><text:span text:style-name="T1">Блок кнопок по управления контактом (Добавить, редактировать, удалить, отмена)</text:span></text:p>
            </text:list-item>
            <text:list-item>
              <text:p text:style-name="P6"><text:span text:style-name="T1">Информация по выбранному контакту</text:span></text:p>
            </text:list-item>
            <text:list-item>
              <text:p text:style-name="P6"><text:span text:style-name="T1">Фото контакта</text:span></text:p>
            </text:list-item>
          </text:list>
        </text:list-item>
      </text:list>
      <text:p text:style-name="P4"><text:span text:style-name="T3"><text:tab/><text:tab/>Используется для сохранения личных контактов. Позволяет сохранять, <text:tab/><text:tab/><text:tab/>редактировать, удалять контакты. Осуществлять поиск контактов по имени, <text:tab/><text:tab/>дате <text:tab/>рождения. Сортировать список контактов по имени, дате рождения. <text:s/></text:span></text:p>
      <text:p text:style-name="P4"><text:span text:style-name="T3"/></text:p>
      <text:p text:style-name="P2"><text:span text:style-name="T10"><text:tab/><text:tab/>Контакт позволяет хранить следующую информацию:</text:span></text:p>
      <text:list xml:id="list7009756329038763736" text:style-name="L1">
        <text:list-item>
          <text:p text:style-name="P22"><text:span text:style-name="T2">ФИО </text:span></text:p>
        </text:list-item>
        <text:list-item>
          <text:p text:style-name="P21"><text:span text:style-name="T2">дат</text:span><text:span text:style-name="T3">а</text:span><text:span text:style-name="T2"> рождения</text:span></text:p>
        </text:list-item>
        <text:list-item>
          <text:p text:style-name="P21"><text:span text:style-name="T2">пол</text:span></text:p>
        </text:list-item>
        <text:list-item>
          <text:p text:style-name="P21"><text:span text:style-name="T2">адрес</text:span></text:p>
        </text:list-item>
        <text:list-item>
          <text:p text:style-name="P21"><text:span text:style-name="T2">контактный телефон</text:span></text:p>
        </text:list-item>
        <text:list-item>
          <text:p text:style-name="P21"><text:span text:style-name="T2">фотографию</text:span></text:p>
        </text:list-item>
        <text:list-item>
          <text:p text:style-name="P21"><text:span text:style-name="T2">заметки к контакту.</text:span></text:p>
        </text:list-item>
      </text:list>
      <text:p text:style-name="P19"><text:span text:style-name="T3"/></text:p>
      <text:p text:style-name="P23"><text:span text:style-name="T4"><text:tab/>3. </text:span><text:span text:style-name="T1"><text:s/>Планировщик задач</text:span></text:p>
      <text:p text:style-name="P20"><text:span text:style-name="T8"><text:tab/><text:tab/>Окно состоит из следующих областей: </text:span></text:p>
      <text:list xml:id="list868682646481433297" text:style-name="L6">
        <text:list-item>
          <text:p text:style-name="P17"><text:span text:style-name="T6">Список всех задач</text:span></text:p>
        </text:list-item>
        <text:list-item>
          <text:p text:style-name="P7"><text:span text:style-name="T1">Календарь</text:span></text:p>
        </text:list-item>
        <text:list-item>
          <text:p text:style-name="P7"><text:span text:style-name="T1">Блок кнопок по управлению задачами (Добавить, редактировать, удалить).</text:span></text:p>
        </text:list-item>
      </text:list>
      <text:p text:style-name="P11"><text:span text:style-name="T12"><text:s text:c="6"/></text:span></text:p>
      <text:p text:style-name="P13"><text:tab/>4. <text:s/>Добавление / редактирование <text:span text:style-name="T11">задачи</text:span></text:p>
      <text:p text:style-name="P14"><text:tab/></text:p>
      <text:p text:style-name="P14"><text:span text:style-name="T11"><text:tab/>5. <text:s/>Заметки</text:span></text:p>
      <text:p text:style-name="P9"><text:tab/><text:tab/><text:span text:style-name="T13">Окно состоит из областей:</text:span></text:p>
      <text:list xml:id="list606166438092960580" text:style-name="L10">
        <text:list-item>
          <text:p text:style-name="P10">Список всех заметок</text:p>
        </text:list-item>
        <text:list-item>
          <text:p text:style-name="P10">Детальная информация по выбранной </text:p>
        </text:list-item>
      </text:list>
      <text:p text:style-name="P8"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15:42:29.123903134</meta:creation-date>
    <meta:editing-duration>PT18M39S</meta:editing-duration>
    <meta:editing-cycles>4</meta:editing-cycles>
    <meta:generator>LibreOffice/5.0.3.2$Linux_X86_64 LibreOffice_project/00m0$Build-2</meta:generator>
    <meta:initial-creator>Igor </meta:initial-creator>
    <dc:date>2016-11-27T17:08:00.622345972</dc:date>
    <dc:creator>Igor </dc:creator>
    <meta:document-statistic meta:table-count="0" meta:image-count="0" meta:object-count="0" meta:page-count="1" meta:paragraph-count="35" meta:word-count="155" meta:character-count="1105" meta:non-whitespace-character-count="961"/>
  </office:meta>
</office:document-meta>
</file>